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ffe" officeooo:paragraph-rsid="000daf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An app that allows users to create geographically based incident requests, enabling them to accelerate government response to problems within the city.</text:p>
      <text:p text:style-name="P1"/>
      <text:p text:style-name="P1">Challenges: Android Studio environment and programming a live application was quite challenging as none of the group members had coded in such a style before. Connecting the back end to the front end also posed a challenge, as there were many ways we could approach the situation (all of which were new).</text:p>
      <text:p text:style-name="P1"/>
      <text:p text:style-name="P1">Implementation/End product:</text:p>
      <text:p text:style-name="P1"/>
      <text:p text:style-name="P1">We used Android Studio to develop the interface, and Firebase to link the front/backend. We decided to keep the app in a civilian only scope, where the only possible action that can be taken is to report an issue. Instead of linking it for city workers, we decided that they may already have services they use to keep track of events and issues, so access to just the Firebase database would most likely be enough for them to optimize and implement it into their current proced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09:44:54.983038837</meta:creation-date>
    <dc:date>2018-09-16T09:53:55.161052610</dc:date>
    <meta:editing-duration>PT9M1S</meta:editing-duration>
    <meta:editing-cycles>1</meta:editing-cycles>
    <meta:document-statistic meta:table-count="0" meta:image-count="0" meta:object-count="0" meta:page-count="1" meta:paragraph-count="4" meta:word-count="163" meta:character-count="972" meta:non-whitespace-character-count="813"/>
    <meta:generator>LibreOffice/6.0.3.2$Linux_X86_64 LibreOffice_project/00m0$Build-2</meta:generator>
  </office:meta>
</office:document-meta>
</file>